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C70274252E99CD317B.png" manifest:media-type="image/png"/>
  <manifest:file-entry manifest:full-path="Pictures/10000000000004B2000002431F5FC309EE910A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2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869cm" svg:y="11.957cm">
          <text:p text:style-name="P1">Create New</text:p>
          <text:p text:style-name="P1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1T14:01:53.965317484</dc:date>
    <meta:editing-duration>P1DT3H27M51S</meta:editing-duration>
    <meta:editing-cycles>51</meta:editing-cycles>
    <meta:generator>LibreOffice/6.0.7.3$Linux_X86_64 LibreOffice_project/00m0$Build-3</meta:generator>
    <meta:document-statistic meta:object-count="5"/>
  </office:meta>
</office:document-meta>
</file>